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Heading">
      <style:paragraph-properties fo:text-align="center" style:justify-single-word="false"/>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4"/>
    <style:style style:name="P6" style:family="paragraph" style:parent-style-name="Text_20_body" style:list-style-name="L5"/>
    <style:style style:name="P7"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VM Architectu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Introduction<text:tab/>2</text:p>
          <text:p text:style-name="P3">2.Overview<text:tab/>2</text:p>
          <text:p text:style-name="P3">3. Classloader<text:tab/>2</text:p>
          <text:p text:style-name="P7">3.1 Loading<text:tab/>2</text:p>
          <text:p text:style-name="P7">3.2 Linking<text:tab/>2</text:p>
          <text:p text:style-name="P7">3.3Initialization<text:tab/>3</text:p>
          <text:p text:style-name="P3">4.JVM Memory<text:tab/>3</text:p>
          <text:p text:style-name="P7">4.1 Method Area<text:tab/>3</text:p>
          <text:p text:style-name="P7">4.2 Heap Area<text:tab/>4</text:p>
          <text:p text:style-name="P7">4.3 Stack Area<text:tab/>4</text:p>
          <text:p text:style-name="P7">4.4 PC Registers<text:tab/>4</text:p>
          <text:p text:style-name="P7">4.5 Native Method Stacks<text:tab/>4</text:p>
          <text:p text:style-name="P3">5.Execution Engine<text:tab/>4</text:p>
        </text:index-body>
      </text:table-of-content>
      <text:h text:style-name="Heading_20_1" text:outline-level="1"/>
      <text:h text:style-name="P2" text:outline-level="1">1.Introduction</text:h>
      <text:p text:style-name="Text_20_body">This document provides a detailed overview of the Java Virtual Machine(JVM) architecture. The document is split into several parts to talk about each component of the JVM separately.</text:p>
      <text:h text:style-name="Heading_20_1" text:outline-level="1">2.Overview</text:h>
      <text:p text:style-name="Text_20_body">The JVM is composed of several parts:</text:p>
      <text:p text:style-name="Text_20_body"><draw:frame draw:style-name="fr1" draw:name="graphics1" text:anchor-type="as-char" svg:width="13.718cm" svg:height="7.717cm" draw:z-index="0"><draw:image xlink:href="https://media.geeksforgeeks.org/wp-content/uploads/jvm-3.jpg" xlink:type="simple" xlink:show="embed" xlink:actuate="onLoad"/></draw:frame> </text:p>
      <text:p text:style-name="Text_20_body">These can be identified into three subsections. There is the Classloader, which handles loading, linking and initialization. Then there is the JVM Memory, which stores information related to our code, including but not limited to classes, objects and threads. Finally there is the Execution Engine, which handles the execution of our bytecode, with the engine relying on the Native Method Interface and the Native Method Libraries.</text:p>
      <text:h text:style-name="Heading_20_1" text:outline-level="1">3. Classloader</text:h>
      <text:p text:style-name="Text_20_body">The Classloader is the first part that our byte code hits. It is responsible for three distinct features, those being the aforementioned loading, linking and initialization.</text:p>
      <text:h text:style-name="Heading_20_2" text:outline-level="2">3.1 Loading</text:h>
      <text:p text:style-name="Text_20_body">During Loading, the Classloader loads our .class files as bytecode and saves it in the appropriate parts of the JVM Memory. The main pieces of info stored about a .class file are:</text:p>
      <text:list xml:id="list8535673158779479078" text:style-name="L1">
        <text:list-item>
          <text:p text:style-name="P4">Full name of class and its immediate parent</text:p>
        </text:list-item>
        <text:list-item>
          <text:p text:style-name="P4">whether the .class file is a Class, Interface or an Enum</text:p>
        </text:list-item>
        <text:list-item>
          <text:p text:style-name="P4">Modifiers, Variables and method information</text:p>
        </text:list-item>
      </text:list>
      <text:p text:style-name="Text_20_body">the class loader then creates the class object in the JVM heap memory</text:p>
      <text:h text:style-name="Heading_20_2" text:outline-level="2">3.2 Linking</text:h>
      <text:p text:style-name="Text_20_body">Linking is an operation done to perform three tasks. Firstly, verification checks the class file for any errors in regards to compilation. Second, preparation allocates memory for static variables and initializes defaults. Lastly, resolution replaces symbolic references of types with their direct <text:soft-page-break/>reference by searching the method area in the JVM memory.</text:p>
      <text:h text:style-name="Heading_20_2" text:outline-level="2">3.3Initialization</text:h>
      <text:p text:style-name="Text_20_body">Initialization is responsible for several things and utilizes different subtypes of the Classloader. During this time, static variables are assigned the values defined in our code. Then we have a look at the three different Class loaders.</text:p>
      <text:list xml:id="list451056903585079459" text:style-name="L4">
        <text:list-item>
          <text:p text:style-name="P5">Bootstrap Class Loader</text:p>
          <text:list>
            <text:list-item>
              <text:p text:style-name="P5">This class loader initializes the trusted classes and core java API classes from the /jre/lib directory.</text:p>
            </text:list-item>
          </text:list>
        </text:list-item>
        <text:list-item>
          <text:p text:style-name="P5">Extension Class Loader</text:p>
          <text:list>
            <text:list-item>
              <text:p text:style-name="P5">Is a child of the Bootstrap class loader. It extends the work of the Boostrap loader by loading in classes from the /jre/lib/ext path as well as any other java specified directories</text:p>
            </text:list-item>
          </text:list>
        </text:list-item>
        <text:list-item>
          <text:p text:style-name="P5">System/Application Class Loader</text:p>
          <text:list>
            <text:list-item>
              <text:p text:style-name="P5">Once again a child of the Extension class loader. This loader loads our application path classes.</text:p>
            </text:list-item>
          </text:list>
        </text:list-item>
      </text:list>
      <text:p text:style-name="Text_20_body">Here is a nifty diagram that provides a good showcase of how these three loaders interoperate.</text:p>
      <text:p text:style-name="Text_20_body"><draw:frame draw:style-name="fr2" draw:name="graphics2" text:anchor-type="as-char" svg:width="17.03cm" svg:height="9.58cm" draw:z-index="1"><draw:image xlink:href="https://media.geeksforgeeks.org/wp-content/uploads/jvmclassloader.jpg" xlink:type="simple" xlink:show="embed" xlink:actuate="onLoad"/></draw:frame></text:p>
      <text:p text:style-name="Text_20_body"/>
      <text:h text:style-name="Heading_20_1" text:outline-level="1"/>
      <text:h text:style-name="P2" text:outline-level="1">4.JVM Memory</text:h>
      <text:p text:style-name="Text_20_body">The JVM memory is where all the data necessary for JVM is stored. The JVM memory comprises of five parts, or areas. Here is a graphical representation of its parts:</text:p>
      <text:p text:style-name="Text_20_body"><draw:frame draw:style-name="fr2" draw:name="graphics3" text:anchor-type="as-char" svg:width="16.531cm" svg:height="8.564cm" draw:z-index="2"><draw:image xlink:href="https://media.geeksforgeeks.org/wp-content/uploads/Memory.png" xlink:type="simple" xlink:show="embed" xlink:actuate="onLoad"/></draw:frame> </text:p>
      <text:h text:style-name="Heading_20_2" text:outline-level="2">4.1 Method Area</text:h>
      <text:p text:style-name="Text_20_body">The method area stores all class level information. This includes but is not limited to the aforementioned class name, its parent class name, any variables and methods. An important note is that statics are stored in the Heap area as of Java 8. There is only one method area in the JVM.</text:p>
      <text:h text:style-name="Heading_20_2" text:outline-level="2">4.2 Heap Area</text:h>
      <text:p text:style-name="Text_20_body">This area stores all information on objects as well as statics. </text:p>
      <text:h text:style-name="Heading_20_2" text:outline-level="2">4.3 Stack Area</text:h>
      <text:p text:style-name="Text_20_body">This area stores method calls in the so called activation record frame. There is one Stack area per java thread. This area also gets garbage collected once the thread is terminated. In comparison to the Heap and the Method areas, the stack area is not shared among other parts of the JVM memory.</text:p>
      <text:h text:style-name="Heading_20_2" text:outline-level="2">4.4 PC Registers</text:h>
      <text:p text:style-name="Text_20_body">Stores address records of the current thread being executed. Pc register areas are once again separate for each thread, much the same as the Stack.</text:p>
      <text:h text:style-name="Heading_20_2" text:outline-level="2">4.5 Native Method Stacks</text:h>
      <text:p text:style-name="Text_20_body">Once again, for every thread there is a separate Native Method Stack area. This, as the name implies, stores native method information.</text:p>
      <text:h text:style-name="Heading_20_1" text:outline-level="1">5.Execution Engine</text:h>
      <text:p text:style-name="Text_20_body">The Execution Engine, executes our bytecode .class files from the JVM memory and processes its <text:soft-page-break/>instructions. There are three parts to the Execution engine itself, which also interoprates with the JNI, or the Java native interface. As a quick aside, the JNI is responsible for interfacing between the Execution Engine and the Native Method Libraries. These are native libraries written in C and C++ which are required for the Execution Engine to run. Now on to the three parts of the Execution Engine:</text:p>
      <text:list xml:id="list1437094831226488783" text:style-name="L5">
        <text:list-item>
          <text:p text:style-name="P6">Interpreter</text:p>
          <text:list>
            <text:list-item>
              <text:p text:style-name="P6">The Interpreter interprets bytecode given to it line by line and executes it.</text:p>
            </text:list-item>
          </text:list>
        </text:list-item>
        <text:list-item>
          <text:p text:style-name="P6">Just-In-Time Compiler(JIT)</text:p>
          <text:list>
            <text:list-item>
              <text:p text:style-name="P6">Helps the interpreter by compiling byte code that contains repeated method calls, so that it can provide a faster reference point for the Interpreter, so it does not need to interpret the method call repeatedly.</text:p>
            </text:list-item>
          </text:list>
        </text:list-item>
        <text:list-item>
          <text:p text:style-name="P6">Garbage Collector:</text:p>
          <text:list>
            <text:list-item>
              <text:p text:style-name="P6">Destroys unreferenced objects. In comparison to other languages such as C, the garbage collector handles the destruction of objects so as to maintain enough memory for the JVM to operate. It does this by looking at the Heap area of JVM memory, and identifying which objects are no longer in use, after which it destroys them.</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47M43S</meta:editing-duration>
    <meta:editing-cycles>8</meta:editing-cycles>
    <meta:generator>OpenOffice/4.1.13$Win32 OpenOffice.org_project/4113m1$Build-9810</meta:generator>
    <dc:date>2022-11-10T08:33:25.71</dc:date>
    <dc:creator>Marek Tomecek</dc:creator>
    <meta:document-statistic meta:table-count="0" meta:image-count="3" meta:object-count="0" meta:page-count="5" meta:paragraph-count="62" meta:word-count="850" meta:character-count="5073"/>
    <meta:user-defined meta:name="Info 1"/>
    <meta:user-defined meta:name="Info 2"/>
    <meta:user-defined meta:name="Info 3"/>
    <meta:user-defined meta:name="Info 4"/>
  </office:meta>
</office:document-meta>
</file>